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5EE1C7237D1A99E0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6cm" svg:height="15.746cm" svg:x="0.002cm" svg:y="0.002cm">
          <draw:image xlink:href="Pictures/1000000000000500000002D05EE1C7237D1A99E0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La vigne et les branches</text:span></text:p>
            <text:p text:style-name="P3"><text:span text:style-name="T2">(Jean 15.1-17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28:40.803000000</dc:date>
    <meta:editing-duration>PT2H30M17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